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824ef" officeooo:paragraph-rsid="001824ef"/>
    </style:style>
    <style:style style:name="P2" style:family="paragraph" style:parent-style-name="Text_20_body">
      <style:text-properties officeooo:rsid="001824ef" officeooo:paragraph-rsid="001824ef"/>
    </style:style>
    <style:style style:name="P3" style:family="paragraph" style:parent-style-name="Text_20_body">
      <style:text-properties officeooo:rsid="0019dc4a" officeooo:paragraph-rsid="0019dc4a"/>
    </style:style>
    <style:style style:name="P4" style:family="paragraph" style:parent-style-name="Text_20_body">
      <style:text-properties officeooo:rsid="001a4a05" officeooo:paragraph-rsid="001a4a05"/>
    </style:style>
    <style:style style:name="P5" style:family="paragraph" style:parent-style-name="Text_20_body">
      <style:text-properties officeooo:rsid="001bcfbd" officeooo:paragraph-rsid="001bcf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IL part 3</text:p>
      <text:p text:style-name="Text_20_body"/>
      <text:p text:style-name="P3">SRS:</text:p>
      <text:p text:style-name="P2">First we have to answer who is working on the document. There are three parts:<text:line-break/>The business part where the departments define their needs<text:line-break/>The technical part where a developer creates the solution for the needs of the business part<text:line-break/>And the business analyst where a special analyst with technical and business knowledge overlooks the everything</text:p>
      <text:p text:style-name="P2"/>
      <text:p text:style-name="P3">There are risks without a SRS like a massive loss in productivity, further development will be rather complex, expensive training of new staff members and you depend on your staff.<text:tab/></text:p>
      <text:p text:style-name="P3"/>
      <text:p text:style-name="P3">Requirements validation defines if the correct requirements are met, Prototyping, validate the concept, define the acceptance tests and a user guide.</text:p>
      <text:p text:style-name="P3"/>
      <text:p text:style-name="P3">Prototyping is mostly used in in other engineering branches, but it helps finding forgotten functionality, avoid misunderstandings, detect inconsistencies, point towards critical parts of the development and to show progress. </text:p>
      <text:p text:style-name="P3"/>
      <text:p text:style-name="P4">Prototyping interactive development until a system is ready to be launched. It is also required if there is no other way to check the requirements. And you know tools for rapid application development (RAD).</text:p>
      <text:p text:style-name="P4"/>
      <text:p text:style-name="P4">Tools for RAD are Executable descriptive programming language or a descriptive programming language, scripting language, Programming generators and 4Gls for database applications, Concatenating <text:s/>of components.</text:p>
      <text:p text:style-name="P4"/>
      <text:p text:style-name="P5">But there are also problems with prototyping, for example is a special documentation necessary, trail-and-error, many highly qualified developers necessary and its expensive.</text:p>
      <text:p text:style-name="P5"/>
      <text:p text:style-name="P5">The approach to Prototyping is to start with a temporary planning and design phase, then the first Prototype is made, then it gets validated and after that you use the waterfall <text:s/>model.</text:p>
      <text:p text:style-name="P5"><text:soft-page-break/>The requirements <text:s/>management describes how to manage attributes, trace the requirements and the requirements for the system to develop: the requirements are never complete, could be wrong, mostly ambiguous and are frequently chang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24ef" officeooo:paragraph-rsid="001824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Christof Zlabinger<text:tab/><text:tab/>19.1.2023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0:04:39.450558651</meta:creation-date>
    <dc:date>2023-01-19T10:39:26.333370882</dc:date>
    <meta:editing-duration>PT24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3" meta:word-count="292" meta:character-count="1953" meta:non-whitespace-character-count="1666"/>
  </office:meta>
</office:document-meta>
</file>